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44in"/>
    </style:style>
    <style:style style:name="co2" style:family="table-column">
      <style:table-column-properties fo:break-before="auto" style:column-width="0.5835in"/>
    </style:style>
    <style:style style:name="co3" style:family="table-column">
      <style:table-column-properties fo:break-before="auto" style:column-width="0.682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VIŠEBOJ">
      <style:table-properties table:display="true" style:writing-mode="lr-tb"/>
    </style:style>
    <style:style style:name="ce1" style:family="table-cell" style:parent-style-name="Default">
      <style:table-cell-properties fo:background-color="#44546a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>
        <loext:border-bottom-complex-color loext:theme-type="light1" loext:color-type="theme"/>
        <loext:background-complex-color loext:theme-type="dark2" loext:color-type="theme"/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  <style:map style:condition="cell-content()=&quot;&quot;" style:apply-style-name="ConditionalStyle_5f_1" style:base-cell-address="VIŠEBOJ.A1"/>
    </style:style>
    <style:style style:name="ce2" style:family="table-cell" style:parent-style-name="Default">
      <style:table-cell-properties fo:background-color="#44546a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dark2" loext:color-type="theme"/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start" css3t:text-justify="auto" fo:margin-left="0in" style:writing-mode="lr-tb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  <style:map style:condition="cell-content()=&quot;&quot;" style:apply-style-name="ConditionalStyle_5f_1" style:base-cell-address="VIŠEBOJ.A1"/>
    </style:style>
    <style:style style:name="ce3" style:family="table-cell" style:parent-style-name="Default">
      <style:table-cell-properties fo:background-color="#44546a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dark2" loext:color-type="theme"/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  <style:map style:condition="cell-content()=&quot;&quot;" style:apply-style-name="ConditionalStyle_5f_1" style:base-cell-address="VIŠEBOJ.A1"/>
    </style:style>
    <style:style style:name="ce4" style:family="table-cell" style:parent-style-name="Default">
      <style:table-cell-properties fo:background-color="#d6dce5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end" css3t:text-justify="auto" fo:margin-left="0in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&quot;" style:apply-style-name="ConditionalStyle_5f_1" style:base-cell-address="VIŠEBOJ.A1"/>
    </style:style>
    <style:style style:name="ce5" style:family="table-cell" style:parent-style-name="Default">
      <style:table-cell-properties fo:background-color="#d6dce5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css3t:text-justify="auto" fo:margin-left="0in" style:writing-mode="page"/>
      <style:map style:condition="cell-content()=&quot;&quot;" style:apply-style-name="ConditionalStyle_5f_1" style:base-cell-address="VIŠEBOJ.A1"/>
    </style:style>
    <style:style style:name="ce6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>
        <loext:border-bottom-complex-color loext:theme-type="light1" loext:color-type="theme"/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  <style:map style:condition="cell-content()=&quot;&quot;" style:apply-style-name="ConditionalStyle_5f_1" style:base-cell-address="VIŠEBOJ.A1"/>
    </style:style>
    <style:style style:name="ce7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>
        <loext:border-bottom-complex-color loext:theme-type="light1" loext:color-type="theme"/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&quot;" style:apply-style-name="ConditionalStyle_5f_1" style:base-cell-address="VIŠEBOJ.A1"/>
    </style:style>
    <style:style style:name="ce8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>
        <loext:border-bottom-complex-color loext:theme-type="light1" loext:color-type="theme"/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  <style:map style:condition="cell-content()=&quot;&quot;" style:apply-style-name="ConditionalStyle_5f_1" style:base-cell-address="VIŠEBOJ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ŠEBOJ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2" table:number-columns-repeated="2" table:default-cell-style-name="ce7"/>
        <table:table-column table:style-name="co3" table:number-columns-repeated="16380" table:default-cell-style-name="ce7"/>
        <table:table-row table:style-name="ro1">
          <table:table-cell office:value-type="string" calcext:value-type="string">
            <text:p>ENTITETI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T100m</text:p>
          </table:table-cell>
          <table:table-cell table:style-name="ce3" office:value-type="string" calcext:value-type="string">
            <text:p>BK</text:p>
          </table:table-cell>
          <table:table-cell table:style-name="ce8" table:number-columns-repeated="16380"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4" office:value-type="float" office:value="3.59" calcext:value-type="float">
            <text:p>3.59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5.61" calcext:value-type="float">
            <text:p>5.61</text:p>
          </table:table-cell>
          <table:table-cell table:style-name="ce8" table:number-columns-repeated="16380"/>
        </table:table-row>
        <table:table-row table:style-name="ro1">
          <table:table-cell table:style-name="ce2" office:value-type="string" calcext:value-type="string">
            <text:p>DF</text:p>
          </table:table-cell>
          <table:table-cell table:style-name="ce4" office:value-type="float" office:value="3.21" calcext:value-type="float">
            <text:p>3.21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5.5" calcext:value-type="float">
            <text:p>5.5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JG</text:p>
          </table:table-cell>
          <table:table-cell table:style-name="ce4" office:value-type="float" office:value="3.46" calcext:value-type="float">
            <text:p>3.46</text:p>
          </table:table-cell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5.38" calcext:value-type="float">
            <text:p>5.38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KL</text:p>
          </table:table-cell>
          <table:table-cell table:style-name="ce4" office:value-type="float" office:value="3.32" calcext:value-type="float">
            <text:p>3.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.9" calcext:value-type="float">
            <text:p>4.9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DD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5.18" calcext:value-type="float">
            <text:p>5.18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ED</text:p>
          </table:table-cell>
          <table:table-cell table:style-name="ce4" office:value-type="float" office:value="3.14" calcext:value-type="float">
            <text:p>3.14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5.51" calcext:value-type="float">
            <text:p>5.51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TB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5.89" calcext:value-type="float">
            <text:p>5.89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ZN</text:p>
          </table:table-cell>
          <table:table-cell table:style-name="ce4" office:value-type="float" office:value="4.25" calcext:value-type="float">
            <text:p>4.25</text:p>
          </table:table-cell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6.02" calcext:value-type="float">
            <text:p>6.02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RG</text:p>
          </table:table-cell>
          <table:table-cell table:style-name="ce4" office:value-type="float" office:value="3.69" calcext:value-type="float">
            <text:p>3.69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5.47" calcext:value-type="float">
            <text:p>5.47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4" office:value-type="float" office:value="3.78" calcext:value-type="float">
            <text:p>3.78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5.1" calcext:value-type="float">
            <text:p>5.1</text:p>
          </table:table-cell>
          <table:table-cell table:number-columns-repeated="16380"/>
        </table:table-row>
        <table:table-row table:style-name="ro1" table:number-rows-repeated="263">
          <table:table-cell/>
          <table:table-cell table:style-name="ce5" table:number-columns-repeated="3"/>
          <table:table-cell table:number-columns-repeated="16380"/>
        </table:table-row>
        <table:table-row table:style-name="ro1" table:number-rows-repeated="104830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VIŠEBOJ.A1:VIŠEBOJ.XFD1048576">
            <calcext:condition calcext:apply-style-name="ConditionalStyle_1" calcext:value="=&quot;&quot;" calcext:base-cell-address="VIŠEBOJ.A1"/>
          </calcext:conditional-format>
        </calcext:conditional-formats>
      </table:table>
      <table:named-expressions>
        <table:named-expression table:name="Varijabla" table:base-cell-address="$VIŠEBOJ.$A$1" table:expression="['https://kif-my.sharepoint.com/Users/Korisnik/Desktop/Video%20ud%C5%BEbenik%20za%20Kvanititativne%20metode/Statistika%20u%20Excelu/2)%20Grupiranje%20i%20grafi%C4%8Dko%20prikazivanje%20kvalitativnih%20podataka%20-%20makro.xlsm'#$'JEDNODIMENZUONALNO GRUPIRANJE'.$A$4:.$A$1004]"/>
        <table:named-expression table:name="Varijabla_1" table:base-cell-address="$VIŠEBOJ.$A$1" table:expression="['https://kif-my.sharepoint.com/Users/Korisnik/Desktop/Video%20ud%C5%BEbenik%20za%20Kvanititativne%20metode/Statistika%20u%20Excelu/2)%20Grupiranje%20i%20grafi%C4%8Dko%20prikazivanje%20kvalitativnih%20podataka%20-%20makro.xlsm'#$'DVODIMENZIONALNO GRUPIRANJE'.$A$4:.$A$1001]"/>
        <table:named-expression table:name="Varijabla_2" table:base-cell-address="$VIŠEBOJ.$A$1" table:expression="['https://kif-my.sharepoint.com/Users/Korisnik/Desktop/Video%20ud%C5%BEbenik%20za%20Kvanititativne%20metode/Statistika%20u%20Excelu/2)%20Grupiranje%20i%20grafi%C4%8Dko%20prikazivanje%20kvalitativnih%20podataka%20-%20makro.xlsm'#$'DVODIMENZIONALNO GRUPIRANJE'.$B$4:.$B$1001]"/>
        <table:named-expression table:name="xcir0" table:base-cell-address="$VIŠEBOJ.$A$1" table:expression="-3.1415926536+(ROW(OFFSET(#REF!;0;0;500;1))-1)*0.0125915537"/>
        <table:named-expression table:name="xdata1" table:base-cell-address="$VIŠEBOJ.$A$1" table:expression="130.4487858061+(ROW(OFFSET(#REF!;0;0;70;1))-1)*0.6484169927"/>
        <table:named-expression table:name="xdata11" table:base-cell-address="$VIŠEBOJ.$A$1" table:expression="45.2057843231+(ROW(OFFSET(#REF!;0;0;70;1))-1)*0.4459802771"/>
        <table:named-expression table:name="xdata3" table:base-cell-address="$VIŠEBOJ.$A$1" table:expression="104.8372598073+(ROW(OFFSET(#REF!;0;0;70;1))-1)*1.0195985289"/>
        <table:named-expression table:name="xdata5" table:base-cell-address="$VIŠEBOJ.$A$1" table:expression="29.3112907761+(ROW(OFFSET(#REF!;0;0;70;1))-1)*0.2033049857"/>
        <table:named-expression table:name="xdata7" table:base-cell-address="$VIŠEBOJ.$A$1" table:expression="23.6584117455+(ROW(OFFSET(#REF!;0;0;70;1))-1)*0.2852307688"/>
        <table:named-expression table:name="xdata9" table:base-cell-address="$VIŠEBOJ.$A$1" table:expression="56.2349055053+(ROW(OFFSET(#REF!;0;0;70;1))-1)*0.2861379411"/>
        <table:named-expression table:name="ycir2" table:base-cell-address="$VIŠEBOJ.$A$1" table:expression="1*COS(xcir0)+0"/>
        <table:named-expression table:name="ycir4" table:base-cell-address="$VIŠEBOJ.$A$1" table:expression="1*COS(xcir0)+0"/>
        <table:named-expression table:name="ydata10" table:base-cell-address="$VIŠEBOJ.$A$1" table:expression="0+1*xdata9-5.20079980723865*(1.01+(xdata9-59.5855333333333)^2/666.058111435814)^0.5"/>
        <table:named-expression table:name="ydata12" table:base-cell-address="$VIŠEBOJ.$A$1" table:expression="0+1*xdata11+5.20079980723865*(1.01+(xdata11-59.5855333333333)^2/666.058111435814)^0.5"/>
        <table:named-expression table:name="ydata2" table:base-cell-address="$VIŠEBOJ.$A$1" table:expression="0+1*xdata1-10.0904676856446*(1.01+(xdata1-137.879)^2/2507.23152382046)^0.5"/>
        <table:named-expression table:name="ydata4" table:base-cell-address="$VIŠEBOJ.$A$1" table:expression="0+1*xdata3+10.0904676856446*(1.01+(xdata3-137.879)^2/2507.23152382046)^0.5"/>
        <table:named-expression table:name="ydata6" table:base-cell-address="$VIŠEBOJ.$A$1" table:expression="0+1*xdata5-3.65021924786057*(1.01+(xdata5-32.515)^2/328.102658566077)^0.5"/>
        <table:named-expression table:name="ydata8" table:base-cell-address="$VIŠEBOJ.$A$1" table:expression="0+1*xdata7+3.65021924786057*(1.01+(xdata7-32.515)^2/328.102658566077)^0.5"/>
        <table:named-expression table:name="yycir3" table:base-cell-address="$VIŠEBOJ.$A$1" table:expression="1*SIN(xcir0)+0+0*COS(xcir0)"/>
        <table:named-expression table:name="yycir5" table:base-cell-address="$VIŠEBOJ.$A$1" table:expression="1*SIN(xcir0)+0+0*COS(xcir0)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Vrhovi_20_strelic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Normalno_5f_List1" style:display-name="Normalno_Lis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Obično_5f_Judo" style:display-name="Obično_Jud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transparent"/>
    </style:style>
    <draw:marker draw:name="Vrhovi_20_strelica_20_1" draw:display-name="Vrhovi strelic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ic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>00:00:00</text:time></text:p>
        </style:region-right>
      </style:header>
      <style:header-left style:display="false"/>
      <style:header-first style:display="false"/>
      <style:footer>
        <text:p>Stranic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IŠEBOJ" style:display-name="PageStyle_VIŠEBOJ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orisnik</meta:initial-creator>
    <dc:creator>Dražan Dizdar</dc:creator>
    <meta:print-date>2020-03-18T23:26:45</meta:print-date>
    <meta:creation-date>2018-01-01T11:07:06</meta:creation-date>
    <dc:date>2023-11-09T18:43:46</dc:date>
    <meta:generator>LibreOffice/7.6.2.1$Windows_X86_64 LibreOffice_project/56f7684011345957bbf33a7ee678afaf4d2ba333</meta:generator>
    <meta:document-statistic meta:table-count="1" meta:cell-count="44" meta:object-count="0"/>
    <meta:user-defined meta:name="AppVersion">16.0300</meta:user-defined>
  </office:meta>
</office:document-meta>
</file>